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327in"/>
    </style:style>
    <style:style style:name="co31" style:family="table-column">
      <style:table-column-properties fo:break-before="auto" style:column-width="1.8437in"/>
    </style:style>
    <style:style style:name="co32" style:family="table-column">
      <style:table-column-properties fo:break-before="auto" style:column-width="0.761in"/>
    </style:style>
    <style:style style:name="co33" style:family="table-column">
      <style:table-column-properties fo:break-before="auto" style:column-width="1.7043in"/>
    </style:style>
    <style:style style:name="co34" style:family="table-column">
      <style:table-column-properties fo:break-before="auto" style:column-width="1.5008in"/>
    </style:style>
    <style:style style:name="co35" style:family="table-column">
      <style:table-column-properties fo:break-before="auto" style:column-width="1.8547in"/>
    </style:style>
    <style:style style:name="co3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Zpustnuti_k6_+||Zakladni_karty|5-6 zpustnuti||Lepsi_karty|1 zver|5-6 zpustn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ecno|-J / Cestu|1 na k6|--------||Oblacno|2-5 na k6|--------|Boure|+J / Cestu|6 na k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png/star.png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number-columns-repeated="2"/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ood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ood_four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ood_three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ood_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hamme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hammer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question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question_food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question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question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question_swor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question_swor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question_sword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question_three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question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tool</text:p>
          </table:table-cell>
          <table:table-cell table:number-columns-repeated="2"/>
          <table:table-cell office:value-type="string" calcext:value-type="string">
            <text:p>question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office:value-type="string" calcext:value-type="string">
            <text:p>ribbo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ix_bone_four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office:value-type="string" calcext:value-type="string">
            <text:p>spe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hree_bone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_food_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_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heal</text:p>
          </table:table-cell>
          <table:table-cell table:number-columns-repeated="2"/>
          <table:table-cell office:value-type="string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number-columns-repeated="2"/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un</text:p>
          </table:table-cell>
          <table:table-cell table:number-columns-repeated="2"/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word</text:p>
          </table:table-cell>
          <table:table-cell table:number-columns-repeated="2"/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table:number-columns-repeated="2" office:value-type="string" calcext:value-type="string">
            <text:p>wolf</text:p>
          </table:table-cell>
          <table:table-cell/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office:value-type="string" calcext:value-type="string">
            <text:p>wand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wand_hamme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office:value-type="string" calcext:value-type="string">
            <text:p>water_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office:value-type="string" calcext:value-type="string">
            <text:p>sun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office:value-type="string" calcext:value-type="string">
            <text:p>sun_wal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ribbon</text:p>
          </table:table-cell>
          <table:table-cell table:number-columns-repeated="2"/>
          <table:table-cell office:value-type="string" calcext:value-type="string">
            <text:p>food_ribb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food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favou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heal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un</text:p>
          </table:table-cell>
          <table:table-cell table:number-columns-repeated="2"/>
          <table:table-cell office:value-type="string" calcext:value-type="string">
            <text:p>two_sun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favou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heart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office:value-type="string" calcext:value-type="string">
            <text:p>su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sun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office:value-type="string" calcext:value-type="string">
            <text:p>sun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hield</text:p>
          </table:table-cell>
          <table:table-cell table:number-columns-repeated="2"/>
          <table:table-cell office:value-type="string" calcext:value-type="string">
            <text:p>two_shield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5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question_sword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three_bone_star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food_bone_tool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_sword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question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question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question_sword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wand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food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food_three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food_ribbon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_bone_star</text:p>
          </table:table-cell>
          <table:table-cell office:value-type="string" calcext:value-type="string">
            <text:p>png/heart.png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ranne pasmo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two_sun_wolf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bone_two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heart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sun_hammer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four_bone_log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wo_food_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_food_bone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six_bone_four_log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two_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</table:table>
      <table:named-expressions/>
      <table:database-ranges>
        <table:database-range table:name="__Anonymous_Sheet_DB__7" table:target-range-address="Kombinace.C7:Kombinace.G7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14:48:46.832766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8-17T16:05:37.842910927</dc:date>
    <meta:editing-duration>P38DT12H36M11S</meta:editing-duration>
    <meta:editing-cycles>261</meta:editing-cycles>
    <meta:document-statistic meta:table-count="11" meta:cell-count="1498" meta:object-count="0"/>
  </office:meta>
</office:document-meta>
</file>